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7700000300E6B78B2D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zonder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text-align="center"/>
      <style:text-properties fo:font-size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frame draw:style-name="gr1" draw:text-style-name="P1" draw:layer="layout" svg:width="13.229cm" svg:height="27.093cm" svg:x="3.9cm" svg:y="1.4cm">
          <draw:image xlink:href="Pictures/100000000000017700000300E6B78B2D.jpg" xlink:type="simple" xlink:show="embed" xlink:actuate="onLoad">
            <text:p/>
          </draw:image>
        </draw:frame>
        <draw:line draw:style-name="gr2" draw:text-style-name="P1" draw:layer="layout" svg:x1="4.7cm" svg:y1="10.9cm" svg:x2="16.236cm" svg:y2="10.9cm">
          <text:p text:style-name="P1">327</text:p>
        </draw:line>
        <draw:line draw:style-name="gr2" draw:text-style-name="P1" draw:layer="layout" svg:x1="5.586cm" svg:y1="14.794cm" svg:x2="15.429cm" svg:y2="14.794cm">
          <text:p text:style-name="P1">279</text:p>
        </draw:line>
        <draw:line draw:style-name="gr2" draw:text-style-name="P1" draw:layer="layout" svg:x1="14.412cm" svg:y1="21.972cm" svg:x2="14.412cm" svg:y2="23.771cm">
          <text:p text:style-name="P1">51</text:p>
        </draw:line>
        <draw:line draw:style-name="gr2" draw:text-style-name="P1" draw:layer="layout" svg:x1="14.3cm" svg:y1="13.101cm" svg:x2="14.3cm" svg:y2="14.9cm">
          <text:p text:style-name="P1">51</text:p>
        </draw:line>
        <draw:line draw:style-name="gr3" draw:text-style-name="P1" draw:layer="layout" svg:x1="5.557cm" svg:y1="13.1cm" svg:x2="15.4cm" svg:y2="13.1cm">
          <text:p/>
        </draw:line>
        <draw:line draw:style-name="gr2" draw:text-style-name="P2" draw:layer="layout" svg:x1="9.5cm" svg:y1="12.3cm" svg:x2="9.5cm" svg:y2="13.1cm">
          <text:p text:style-name="P1"><text:span text:style-name="T1">23</text:span></text:p>
        </draw:line>
        <draw:line draw:style-name="gr2" draw:text-style-name="P1" draw:layer="layout" svg:x1="13.8cm" svg:y1="13.1cm" svg:x2="13.835cm" svg:y2="23.789cm">
          <text:p text:style-name="P1">303</text:p>
        </draw:line>
        <draw:line draw:style-name="gr2" draw:text-style-name="P1" draw:layer="layout" svg:x1="5.8cm" svg:y1="6.6cm" svg:x2="5.835cm" svg:y2="25.474cm">
          <text:p text:style-name="P1">535</text:p>
        </draw:line>
        <draw:line draw:style-name="gr2" draw:text-style-name="P1" draw:layer="layout" svg:x1="15cm" svg:y1="1.4cm" svg:x2="15.035cm" svg:y2="6.6cm">
          <text:p text:style-name="P1">147</text:p>
        </draw:line>
        <draw:line draw:style-name="gr2" draw:text-style-name="P1" draw:layer="layout" svg:x1="15cm" svg:y1="25.5cm" svg:x2="15cm" svg:y2="28.5cm">
          <text:p text:style-name="P1">85</text:p>
        </draw:line>
        <draw:line draw:style-name="gr2" draw:text-style-name="P3" draw:layer="layout" svg:x1="3.9cm" svg:y1="15.3cm" svg:x2="4.7cm" svg:y2="15.3cm">
          <text:p text:style-name="P1"><text:span text:style-name="T2">23</text:span></text:p>
        </draw:line>
        <draw:line draw:style-name="gr2" draw:text-style-name="P3" draw:layer="layout" svg:x1="16.3cm" svg:y1="15.1cm" svg:x2="17.1cm" svg:y2="15.1cm">
          <text:p text:style-name="P1"><text:span text:style-name="T2">23</text:span></text:p>
        </draw:line>
        <draw:line draw:style-name="gr2" draw:text-style-name="P4" draw:layer="layout" svg:x1="15.5cm" svg:y1="6.6cm" svg:x2="15.5cm" svg:y2="7.3cm">
          <text:p text:style-name="P4">20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 J</meta:initial-creator>
    <meta:creation-date>2023-10-24T14:31:57.19</meta:creation-date>
    <dc:date>2023-10-25T15:10:48.01</dc:date>
    <dc:creator>W J</dc:creator>
    <meta:editing-duration>PT1H16M19S</meta:editing-duration>
    <meta:editing-cycles>8</meta:editing-cycles>
    <meta:generator>OpenOffice/4.1.11$Win32 OpenOffice.org_project/4111m1$Build-9808</meta:generator>
    <meta:document-statistic meta:object-count="14"/>
  </office:meta>
</office:document-meta>
</file>